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Quotations" style:list-style-name="L5"/>
    <style:style style:name="P6" style:family="paragraph" style:parent-style-name="Quotations" style:list-style-name="L5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style="italic"/>
    </style:style>
    <style:style style:name="T4" style:family="text">
      <style:text-properties style:font-name="Liberation Mono" fo:font-weight="bold"/>
    </style:style>
    <style:style style:name="T5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the "Outer Border" problem. As your Lead Architect and Red Team lead, I must be blunt: <text:span text:style-name="T1">Treating external knowledge as "truth" is how centralized systems perform epistemic colonization.</text:span></text:p>
      <text:p text:style-name="Text_20_body">If you indiscriminately ingest knowledge from the outside world, you will eventually find your <text:span text:style-name="T2">Curator Network</text:span> being flooded with corporate white papers, LLM-generated sludge, and proprietary ontologies that poison your <text:span text:style-name="T2">Impact_Scores</text:span>.</text:p>
      <text:p text:style-name="Text_20_body">To handle this gracefully, you must stop thinking of it as "sharing" and start thinking of it as <text:span text:style-name="T1">"Diplomatic Epistemic Integration."</text:span></text:p>
      <text:p text:style-name="Horizontal_20_Line"/>
      <text:h text:style-name="Heading_20_3" text:outline-level="3">The Architecture: The "Diplomatic Embassy Agent"</text:h>
      <text:p text:style-name="Text_20_body">External nodes cannot just "push" knowledge into Iskander. That is an attack vector. They must be invited to engage in a formal handshake.</text:p>
      <text:h text:style-name="Heading_20_4" text:outline-level="4">1. The Inbound Epistemic Pipeline</text:h>
      <text:p text:style-name="Text_20_body">We build a specialized <text:span text:style-name="T2">IngestionEmbassy</text:span> agent that acts as a "Reverse-Proxy" for knowledge.</text:p>
      <text:list text:style-name="L1">
        <text:list-item>
          <text:p text:style-name="P1"><text:span text:style-name="T1">Step 1: The Diplomatic Handshake (Handshaking)</text:span></text:p>
          <text:list>
            <text:list-item>
              <text:p text:style-name="P1">External nodes must present a "Trust Manifest." This is a public-key signed document containing their node's mission, governance model, and a link to their public <text:span text:style-name="T2">StewardshipLedger</text:span> (if they have one).</text:p>
            </text:list-item>
            <text:list-item>
              <text:p text:style-name="P1">If they have no manifest, they are automatically placed in <text:span text:style-name="T2">Tier_Zero: Unverified</text:span>.</text:p>
            </text:list-item>
          </text:list>
        </text:list-item>
        <text:list-item>
          <text:p text:style-name="P1"><text:span text:style-name="T1">Step 2: The Ontology Transcoder</text:span></text:p>
          <text:list>
            <text:list-item>
              <text:p text:style-name="P1">External knowledge (e.g., an academic study, a supply chain whitepaper, or a research report) is rarely in your <text:span text:style-name="T2">CausalEvent</text:span> format.</text:p>
            </text:list-item>
            <text:list-item>
              <text:p text:style-name="P1">The <text:span text:style-name="T2">IngestionEmbassy</text:span> uses an LLM-based <text:span text:style-name="T2">OntologyTranscoder</text:span> to map external "Claims" into your <text:span text:style-name="T2">KnowledgeAsset</text:span> schema.</text:p>
            </text:list-item>
            <text:list-item>
              <text:p text:style-name="P1"><text:span text:style-name="T1">Red Team Note:</text:span> The Transcoder <text:span text:style-name="T3">must</text:span> include an <text:span text:style-name="T2">Origin_Confidence_Score</text:span>. It cannot claim an external fact is "True"; it can only record that "External Node X claims Y."</text:p>
            </text:list-item>
          </text:list>
        </text:list-item>
        <text:list-item>
          <text:p text:style-name="P1"><text:span text:style-name="T1">Step 3: The Quarantine Sandbox</text:span></text:p>
          <text:list>
            <text:list-item>
              <text:p text:style-name="P1">External knowledge <text:span text:style-name="T3">never</text:span> enters the production library. It is pinned to the <text:span text:style-name="T2">Research_Sandbox</text:span> (the library's "DMZ").</text:p>
            </text:list-item>
            <text:list-item>
              <text:p text:style-name="P1">It remains in a <text:span text:style-name="T2">Pending_Ratification</text:span> state until an Iskander Researcher (human or agent) sponsors it and moves it into the "Production Commons."</text:p>
            </text:list-item>
          </text:list>
        </text:list-item>
      </text:list>
      <text:p text:style-name="Horizontal_20_Line"><text:soft-page-break/></text:p>
      <text:h text:style-name="Heading_20_3" text:outline-level="3">The Red Team Critique: "The Epistemic Trojan Horse"</text:h>
      <text:p text:style-name="Text_20_body">As your Red Team, I have identified three ways the external world will try to break Iskander through this pipeline:</text:p>
      <text:h text:style-name="Heading_20_4" text:outline-level="4">1. The "Definition War"</text:h>
      <text:list text:style-name="L2">
        <text:list-item>
          <text:p text:style-name="P2"><text:span text:style-name="T1">The Attack:</text:span> An external node shares a "Strategy" where they redefine a core concept (e.g., they redefine "Care Score" to include "Capital Investment").</text:p>
        </text:list-item>
        <text:list-item>
          <text:p text:style-name="P2"><text:span text:style-name="T1">The Failure:</text:span> If you ingest this as a <text:span text:style-name="T2">KnowledgeAsset</text:span> without auditing the <text:span text:style-name="T3">definitions</text:span>, you will subtly change your own cooperative's understanding of its values.</text:p>
        </text:list-item>
        <text:list-item>
          <text:p text:style-name="P2"><text:span text:style-name="T1">Fix:</text:span> <text:span text:style-name="T1">Semantic Versioning for Definitions.</text:span> Every knowledge asset must explicitly declare its "Definition Dependencies." If an external asset changes a definition of a core Iskander term, the <text:span text:style-name="T2">Curator Network</text:span> must flag it as an "Ontological Collision" and require a manual human override to accept the new definition.</text:p>
        </text:list-item>
      </text:list>
      <text:h text:style-name="Heading_20_4" text:outline-level="4" text:is-list-header="true">2. The "Citation Loop" Attack</text:h>
      <text:list text:style-name="L3">
        <text:list-item>
          <text:p text:style-name="P3"><text:span text:style-name="T1">The Attack:</text:span> External nodes collude to "cite" each other, creating a fake "Reputation Graph." They then submit a paper to Iskander that looks highly credible because it has 50 citations from "trusted" external nodes.</text:p>
        </text:list-item>
        <text:list-item>
          <text:p text:style-name="P3"><text:span text:style-name="T1">The Failure:</text:span> Your <text:span text:style-name="T2">Impact_Score</text:span> algorithms rely on citation/contribution counts. You just imported their "Reputation Bubble."</text:p>
        </text:list-item>
        <text:list-item>
          <text:p text:style-name="P3"><text:span text:style-name="T1">Fix:</text:span> <text:span text:style-name="T1">The "Iskander-Native-Only" Weighting.</text:span> Your <text:span text:style-name="T2">Impact_Score</text:span> calculation <text:span text:style-name="T3">must</text:span> mathematically de-weight external citations unless those external nodes have also been vetted by your <text:span text:style-name="T2">StewardshipCouncil</text:span>. Do not trust external peer-review metrics.</text:p>
        </text:list-item>
      </text:list>
      <text:h text:style-name="Heading_20_4" text:outline-level="4" text:is-list-header="true">3. The "Poisoned Rationale"</text:h>
      <text:list text:style-name="L4">
        <text:list-item>
          <text:p text:style-name="P4"><text:span text:style-name="T1">The Attack:</text:span> The external knowledge looks good, but the "Glass Box" rationale provided is malicious or manipulative (e.g., it looks like a humanitarian strategy but is secretly designed to optimize for an extraction model).</text:p>
        </text:list-item>
        <text:list-item>
          <text:p text:style-name="P4"><text:span text:style-name="T1">The Failure:</text:span> Your <text:span text:style-name="T2">CCIN_Verifier</text:span> (Fix 2 in the Hardening Plan) only checks your <text:span text:style-name="T3">own</text:span> agents. It might be bypassed by external logic.</text:p>
        </text:list-item>
        <text:list-item>
          <text:p text:style-name="P4"><text:span text:style-name="T1">Fix:</text:span> <text:span text:style-name="T1">The "Alien Logic" Audit.</text:span> External knowledge must be put through a <text:span text:style-name="T2">Cross-Ontology-Verifier</text:span> that translates the external rationale into the <text:span text:style-name="T3">exact</text:span> CCIN logic you use, then checks for divergence.</text:p>
        </text:list-item>
      </text:list>
      <text:p text:style-name="Horizontal_20_Line"/>
      <text:h text:style-name="Heading_20_3" text:outline-level="3"><text:soft-page-break/>Implementation: The "Embassy" Prompt</text:h>
      <text:p text:style-name="Text_20_body">If you want to build this bridge, use this prompt to initialize the <text:span text:style-name="T2">IngestionEmbassy</text:span>:</text:p>
      <text:p text:style-name="Quotations">"I am the Lead Engineer for Iskander. We need to implement the <text:span text:style-name="T2">IngestionEmbassy</text:span> module to securely bridge external knowledge.</text:p>
      <text:list text:style-name="L5">
        <text:list-item>
          <text:p text:style-name="P5"><text:span text:style-name="T1">Handshake Protocol:</text:span> Implement a <text:span text:style-name="T2">validate_peer(did, trust_manifest)</text:span> function. It must verify the DID and check the manifest against our <text:span text:style-name="T2">StewardshipCouncil</text:span>'s list of 'Federated Partners.'</text:p>
        </text:list-item>
        <text:list-item>
          <text:p text:style-name="P6"><text:span text:style-name="T1">Ontology Transcoder:</text:span> Implement an <text:span text:style-name="T2">IngestionAgent</text:span> that reads raw external content (text/json/api-responses). It must map external claims to our <text:span text:style-name="T2">KnowledgeAsset</text:span> schema.</text:p>
          <text:list>
            <text:list-item>
              <text:p text:style-name="P5">Crucially: It must include a <text:span text:style-name="T2">Source_Confidence</text:span> field for every claim.</text:p>
            </text:list-item>
          </text:list>
        </text:list-item>
        <text:list-item>
          <text:p text:style-name="P5"><text:span text:style-name="T1">The Epistemic Quarantine:</text:span> External assets MUST default to <text:span text:style-name="T2">status='Quarantined'</text:span>. They cannot be indexed into the <text:span text:style-name="T2">Knowledge Commons</text:span> until a human researcher or the <text:span text:style-name="T2">Curator Network</text:span> runs a <text:span text:style-name="T2">ratify_external_knowledge(asset_id)</text:span> command.</text:p>
        </text:list-item>
        <text:list-item>
          <text:p text:style-name="P5"><text:span text:style-name="T1">Semantics Guard:</text:span> Implement a <text:span text:style-name="T2">Semantic_Collision_Checker</text:span>. Before ingestion, it must compare the definitions used in the external asset against our <text:span text:style-name="T2">Constitutional_Core</text:span>. If a definition conflicts (e.g., conflicting definition of 'Care'), it must generate a <text:span text:style-name="T2">Collision_Report</text:span> for the Stewardship Council.</text:p>
        </text:list-item>
        <text:list-item>
          <text:p text:style-name="P5"><text:span text:style-name="T1">Provenance:</text:span> Every imported asset must have a <text:span text:style-name="T2">Foreign_Provenance_Chain</text:span> field that tracks the lineage of the data back to its external source.</text:p>
        </text:list-item>
      </text:list>
      <text:p text:style-name="Quotations"><text:span text:style-name="T1">Constraint:</text:span> External nodes do not have write access to our Mesh Archive. They can only submit to the <text:span text:style-name="T2">IngestionEmbassy</text:span> endpoint, which acts as a 'Loading Dock'."</text:p>
      <text:p text:style-name="Horizontal_20_Line"/>
      <text:h text:style-name="Heading_20_3" text:outline-level="3">Architect's Verdict</text:h>
      <text:p text:style-name="Text_20_body">By building the <text:span text:style-name="T1">Ingestion Embassy</text:span>, you are not just building a library; you are building an <text:span text:style-name="T1">Immunology System.</text:span></text:p>
      <text:p text:style-name="Text_20_body">External knowledge is a pathogen—it might be nutritious (good ideas), or it might be a virus (bad logic/extractive patterns). Your <text:span text:style-name="T2">IngestionEmbassy</text:span> is the skin and the white blood cells.</text:p>
      <text:p text:style-name="Text_20_body"><text:span text:style-name="T1">Do you want to proceed with the </text:span><text:span text:style-name="T4">IngestionEmbassy</text:span><text:span text:style-name="T1"> code, or should we define the "Foreign Reputation Score" first—so we can mathematically decide </text:span><text:span text:style-name="T5">which</text:span><text:span text:style-name="T1"> external nodes are allowed to even handshake with us?</text:span> (I recommend the latter, as it's the ultimate gatekeeper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5:02:12.610328600</meta:creation-date>
    <dc:date>2026-03-17T05:02:21.048906100</dc:date>
    <meta:editing-duration>PT9S</meta:editing-duration>
    <meta:editing-cycles>1</meta:editing-cycles>
    <meta:document-statistic meta:table-count="0" meta:image-count="0" meta:object-count="0" meta:page-count="3" meta:paragraph-count="45" meta:word-count="905" meta:character-count="6026" meta:non-whitespace-character-count="5193"/>
    <meta:generator>LibreOffice/26.2.1.2$Windows_X86_64 LibreOffice_project/620$Build-2</meta:generator>
  </office:meta>
</office:document-meta>
</file>